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8a9d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Visão e Escopo</text:p>
      <text:p text:style-name="P1"/>
      <text:p text:style-name="P1">1. Informações Gerais</text:p>
      <text:p text:style-name="P1"/>
      <text:p text:style-name="Standard">Nome do Projeto: BarberFlow – Sistema de Gestão e Agendamento para Barbearias <text:s/></text:p>
      <text:p text:style-name="Standard"/>
      <text:p text:style-name="Standard">Equipe: <text:s/></text:p>
      <text:p text:style-name="Standard">- André Vitor <text:s/></text:p>
      <text:p text:style-name="Standard">- Eduardo Fernandes <text:s/></text:p>
      <text:p text:style-name="Standard">- Arcélio <text:s/><text:span text:style-name="T1">Siqueira</text:span></text:p>
      <text:p text:style-name="Standard"/>
      <text:p text:style-name="P1">Data da Última Atualização: 08/04/2026 <text:s/></text:p>
      <text:p text:style-name="Standard"/>
      <text:p text:style-name="P1">2. Problema e Nicho de Mercado</text:p>
      <text:p text:style-name="Standard"/>
      <text:p text:style-name="Standard">Barbearias de pequeno porte enfrentam dificuldades na organização de seus atendimentos, resultando em conflitos de horários, filas e insatisfação dos clientes. Muitos estabelecimentos ainda utilizam métodos manuais ou informais, o que dificulta o controle de agendamentos e o acompanhamento do histórico de serviços.</text:p>
      <text:p text:style-name="Standard"/>
      <text:p text:style-name="Standard">O público-alvo do sistema são donos de barbearias, barbeiros e clientes que desejam realizar agendamentos de forma prática, rápida e organizada.</text:p>
      <text:p text:style-name="Standard"/>
      <text:p text:style-name="Standard"><text:span text:style-name="T2">3. Descrição da Solução</text:span></text:p>
      <text:p text:style-name="Standard"/>
      <text:p text:style-name="Standard">O BarberFlow é um sistema web de gestão e agendamento desenvolvido para barbearias, permitindo o controle eficiente dos horários, cadastro de usuários e visualização de métricas do negócio.</text:p>
      <text:p text:style-name="Standard"/>
      <text:p text:style-name="Standard"><text:s/>Principais Benefícios:</text:p>
      <text:p text:style-name="Standard">- Organização dos atendimentos e redução de conflitos de horários <text:s/></text:p>
      <text:p text:style-name="Standard">- Melhoria na experiência do cliente <text:s/></text:p>
      <text:p text:style-name="Standard">- Controle de histórico de serviços realizados <text:s/></text:p>
      <text:p text:style-name="Standard">- Visualização de faturamento e métricas <text:s/></text:p>
      <text:p text:style-name="Standard">- Possibilidade de priorizar atendimentos urgentes <text:s/></text:p>
      <text:p text:style-name="Standard"/>
      <text:p text:style-name="P1"><text:s/>4. Escopo do Projeto (O que SERÁ feito)</text:p>
      <text:p text:style-name="Standard"/>
      <text:p text:style-name="Standard">- Cadastro de usuários com autenticação (clientes e barbeiros) <text:s/></text:p>
      <text:p text:style-name="Standard">- Sistema de login e controle de acesso <text:s/></text:p>
      <text:p text:style-name="Standard">- Agendamento de serviços com controle de horários <text:s/></text:p>
      <text:p text:style-name="Standard">- Validação para impedir conflitos de agendamento <text:s/></text:p>
      <text:p text:style-name="Standard">- Dashboard com informações de atendimentos e faturamento <text:s/></text:p>
      <text:p text:style-name="Standard">- Histórico de atendimentos realizados <text:s/></text:p>
      <text:p text:style-name="Standard">- Marcação de atendimentos como prioritários <text:s/></text:p>
      <text:p text:style-name="Standard"/>
      <text:p text:style-name="Standard"/>
      <text:p text:style-name="Standard"><text:s/>5. Fora do Escopo (O que NÃO será feito nesta versão)</text:p>
      <text:p text:style-name="Standard"/>
      <text:p text:style-name="Standard">- Integração com meios de pagamento (PIX, cartão) <text:s/></text:p>
      <text:p text:style-name="Standard">- Desenvolvimento de aplicativo mobile nativo <text:s/></text:p>
      <text:p text:style-name="Standard">- Integração com APIs externas (WhatsApp, SMS, etc.)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8T13:36:18.977239219</meta:creation-date>
    <dc:date>2026-04-08T13:54:24.647835254</dc:date>
    <meta:editing-duration>PT7M37S</meta:editing-duration>
    <meta:editing-cycles>1</meta:editing-cycles>
    <meta:document-statistic meta:table-count="0" meta:image-count="0" meta:object-count="0" meta:page-count="1" meta:paragraph-count="31" meta:word-count="265" meta:character-count="1802" meta:non-whitespace-character-count="1523"/>
    <meta:generator>LibreOffice/25.2.3.2$Linux_X86_64 LibreOffice_project/520$Build-2</meta:generator>
  </office:meta>
</office:document-meta>
</file>